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ahoma" svg:font-family="Tahoma, Geneva, sans-serif"/>
    <style:font-face style:name="arial" svg:font-family="arial, sans-serif"/>
    <style:font-face style:name="MS Mincho" svg:font-family="'MS Mincho', 'ＭＳ 明朝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bstract">
      <style:text-properties fo:color="#000000" style:font-name="Times New Roman" fo:font-size="18pt" fo:font-weight="bold" officeooo:paragraph-rsid="00139edc" style:font-size-asian="18pt" style:font-weight-asian="bold" style:font-size-complex="18pt" style:font-weight-complex="bold"/>
    </style:style>
    <style:style style:name="P2" style:family="paragraph" style:parent-style-name="Affiliation">
      <style:text-properties fo:font-size="11pt" fo:language="pt" fo:country="BR" officeooo:paragraph-rsid="00139edc" style:font-size-asian="11pt" style:font-size-complex="11pt"/>
    </style:style>
    <style:style style:name="P3" style:family="paragraph" style:parent-style-name="Affiliation">
      <style:text-properties fo:language="pt" fo:country="BR" officeooo:paragraph-rsid="00139edc"/>
    </style:style>
    <style:style style:name="P4" style:family="paragraph" style:parent-style-name="Affiliation">
      <style:text-properties officeooo:paragraph-rsid="00139edc"/>
    </style:style>
    <style:style style:name="P5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6" style:family="paragraph" style:parent-style-name="Text_20_body">
      <style:text-properties fo:language="pt" fo:country="BR" fo:font-weight="bold" style:language-asian="pt" style:country-asian="BR" style:font-weight-asian="bold"/>
    </style:style>
    <style:style style:name="P7" style:family="paragraph" style:parent-style-name="Text_20_body" style:master-page-name="Standard">
      <style:paragraph-properties style:page-number="auto"/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fo:font-variant="normal" fo:text-transform="none" fo:color="#000000" style:font-name="Times New Roman" fo:font-size="15pt" fo:letter-spacing="normal" fo:font-weight="bold" officeooo:rsid="000a344f" style:font-size-asian="15pt" style:font-weight-asian="bold" style:font-size-complex="15pt" style:font-weight-complex="bold"/>
    </style:style>
    <style:style style:name="P9" style:family="paragraph" style:parent-style-name="Text_20_body">
      <style:text-properties fo:font-variant="normal" fo:text-transform="none" fo:color="#000000" style:font-name="Times New Roman" fo:font-size="12pt" fo:letter-spacing="normal" officeooo:rsid="000a344f" style:font-size-asian="12pt" style:font-size-complex="12pt"/>
    </style:style>
    <style:style style:name="P10" style:family="paragraph" style:parent-style-name="Text_20_body">
      <style:text-properties fo:font-variant="normal" fo:text-transform="none" fo:color="#000000" style:font-name="Times New Roman" fo:font-size="12pt" fo:letter-spacing="normal" officeooo:rsid="000c1fad" style:font-size-asian="12pt" style:font-size-complex="12pt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language="pt" fo:country="BR" officeooo:rsid="000a344f" style:font-size-asian="12pt" style:font-size-complex="12pt"/>
    </style:style>
    <style:style style:name="P12" style:family="paragraph" style:parent-style-name="Text_20_body">
      <style:text-properties fo:font-variant="normal" fo:text-transform="none" fo:color="#000000" style:font-name="Times New Roman" fo:font-size="12pt" fo:letter-spacing="normal" fo:language="pt" fo:country="BR" officeooo:rsid="0009c081" style:font-size-asian="12pt" style:font-size-complex="12pt"/>
    </style:style>
    <style:style style:name="P13" style:family="paragraph" style:parent-style-name="Text_20_body">
      <style:text-properties fo:color="#000000" style:font-name="Times New Roman" fo:font-size="12pt" officeooo:rsid="000a344f" style:font-size-asian="12pt" style:font-size-complex="12pt"/>
    </style:style>
    <style:style style:name="T1" style:family="text">
      <style:text-properties officeooo:rsid="000a344f"/>
    </style:style>
    <style:style style:name="T2" style:family="text">
      <style:text-properties fo:font-variant="normal" fo:text-transform="none" fo:letter-spacing="normal" fo:language="pt" fo:country="BR" officeooo:rsid="00104d36" style:language-asian="pt" style:country-asian="BR"/>
    </style:style>
    <style:style style:name="T3" style:family="text">
      <style:text-properties fo:font-variant="normal" fo:text-transform="none" fo:letter-spacing="normal" fo:language="pt" fo:country="BR" officeooo:rsid="0007bcec" style:language-asian="pt" style:country-asian="BR"/>
    </style:style>
    <style:style style:name="T4" style:family="text">
      <style:text-properties fo:font-variant="normal" fo:text-transform="none" fo:letter-spacing="normal" fo:language="pt" fo:country="BR" officeooo:rsid="000b0d20"/>
    </style:style>
    <style:style style:name="T5" style:family="text">
      <style:text-properties fo:font-variant="normal" fo:text-transform="none" fo:letter-spacing="normal" fo:language="pt" fo:country="BR" officeooo:rsid="000b3fb4"/>
    </style:style>
    <style:style style:name="T6" style:family="text">
      <style:text-properties fo:font-variant="normal" fo:text-transform="none" fo:letter-spacing="normal" fo:language="pt" fo:country="BR" officeooo:rsid="00104d36"/>
    </style:style>
    <style:style style:name="T7" style:family="text">
      <style:text-properties fo:font-variant="normal" fo:text-transform="none" fo:letter-spacing="normal" fo:language="pt" fo:country="BR" officeooo:rsid="000a344f"/>
    </style:style>
    <style:style style:name="T8" style:family="text">
      <style:text-properties fo:font-variant="normal" fo:text-transform="none" fo:letter-spacing="normal" fo:language="pt" fo:country="BR" officeooo:rsid="00118fd1"/>
    </style:style>
    <style:style style:name="T9" style:family="text">
      <style:text-properties fo:font-variant="normal" fo:text-transform="none" fo:letter-spacing="normal" fo:language="pt" fo:country="BR" officeooo:rsid="00134367"/>
    </style:style>
    <style:style style:name="T10" style:family="text">
      <style:text-properties fo:font-variant="normal" fo:text-transform="none" fo:letter-spacing="normal" fo:language="pt" fo:country="BR" officeooo:rsid="00139edc"/>
    </style:style>
    <style:style style:name="T11" style:family="text">
      <style:text-properties fo:font-variant="normal" fo:text-transform="none" fo:letter-spacing="normal" fo:language="pt" fo:country="BR" officeooo:rsid="0009c081"/>
    </style:style>
    <style:style style:name="T12" style:family="text">
      <style:text-properties fo:font-variant="normal" fo:text-transform="none" fo:letter-spacing="normal" officeooo:rsid="000a344f"/>
    </style:style>
    <style:style style:name="T13" style:family="text">
      <style:text-properties fo:font-variant="normal" fo:text-transform="none" fo:letter-spacing="normal" officeooo:rsid="00104d36"/>
    </style:style>
    <style:style style:name="T14" style:family="text">
      <style:text-properties fo:font-variant="normal" fo:text-transform="none" fo:letter-spacing="normal" officeooo:rsid="000b0d20"/>
    </style:style>
    <style:style style:name="T15" style:family="text">
      <style:text-properties fo:font-variant="normal" fo:text-transform="none" fo:letter-spacing="normal" officeooo:rsid="000fc6a0"/>
    </style:style>
    <style:style style:name="T16" style:family="text">
      <style:text-properties fo:font-variant="normal" fo:text-transform="none" fo:font-size="15pt" fo:letter-spacing="normal" fo:font-weight="bold" officeooo:rsid="000a344f" style:font-size-asian="15pt" style:font-weight-asian="bold" style:font-size-complex="15pt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0a344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0fc6a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0c1fad" style:text-blinking="fals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3e633" style:text-blinking="fals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language="pt" fo:country="BR"/>
    </style:style>
    <style:style style:name="T22" style:family="text">
      <style:text-properties fo:language="pt" fo:country="BR" officeooo:rsid="000b3fb4"/>
    </style:style>
    <style:style style:name="T23" style:family="text">
      <style:text-properties fo:language="pt" fo:country="BR" style:font-name-asian="Times New Roman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Resumo do desenvolvimento de uma arquitetura básica com </text:span><text:span text:style-name="T3">V</text:span><text:span text:style-name="T2">erilog HDL para síntese do processador BA22-DE em FPGA</text:span></text:p>
      <text:p text:style-name="P6"/>
      <text:section text:style-name="Sect1" text:name="Section1">
        <text:p text:style-name="P2">Eduardo Furtado Sá Corrêa</text:p>
        <text:p text:style-name="P3">Departamento de Ciência da Computação</text:p>
        <text:p text:style-name="P3">Universidade de Brasília</text:p>
        <text:p text:style-name="P3">Brasília, Brasil</text:p>
        <text:p text:style-name="P3">eduardoxfurtado@gmail.com</text:p>
        <text:p text:style-name="P3"/>
        <text:p text:style-name="P3">Ricado Pezzoul Jacobi</text:p>
        <text:p text:style-name="P3">Departamento de Ciência da Computação</text:p>
        <text:p text:style-name="P3">Universidade de Brasília</text:p>
        <text:p text:style-name="P4"><text:span text:style-name="T23"><text:s/></text:span><text:span text:style-name="T21">Brasília, Brasil</text:span></text:p>
        <text:p text:style-name="P3">rjacobi@cic.unb.br</text:p>
      </text:section>
      <text:section text:style-name="Sect2" text:name="Section2">
        <text:p text:style-name="P3"/>
      </text:section>
      <text:p text:style-name="P1"/>
      <text:p text:style-name="P8">1. Introdução</text:p>
      <text:p text:style-name="P8"/>
      <text:p text:style-name="P5"><text:span text:style-name="T12"><text:tab/></text:span><text:span text:style-name="T13">Foi recebido a propriedade intelectual de um ótimo processador, o BA22-DE, para que possamos testar sua performance para o algoritimo de decodificação de áudio AAC feito pela equipe da UnB. O processador foi recebido pronto apenas para a simulação, ou seja, não sintetizável. Durante o trabalho foi feito um estudo de sua arquitetura e, com base no código para simulação, foi elaborada uma arquitetura básica para a síntese do BA22-DE em uma placa com FPGA.</text:span></text:p>
      <text:p text:style-name="P5"><text:span text:style-name="T13"><text:tab/></text:span><text:span text:style-name="T4">No futuro, </text:span><text:span text:style-name="T5">espera ser possível utilizar a estratégia de</text:span><text:span text:style-name="T6"> </text:span><text:span text:style-name="T6">co-design</text:span><text:span text:style-name="T6"> de Hardware e Software </text:span><text:span text:style-name="T5">em</text:span><text:span text:style-name="T6"> sistemas embarcados </text:span><text:span text:style-name="T5">para substituir o processador NIOS II pelo BA22 como processador de propósito geral</text:span><text:span text:style-name="T6">. </text:span></text:p>
      <text:p text:style-name="P9"/>
      <text:p text:style-name="P9"/>
      <text:p text:style-name="P9"/>
      <text:p text:style-name="P8">2. Metodologia</text:p>
      <text:p text:style-name="P8"/>
      <text:p text:style-name="P5"><text:span text:style-name="T7"><text:tab/>O primeiro passo para o desenvolvimento deste projeto foi realizar a simulação do funcionamento do processador para observar o comportamento dos sinais gerados pelo sistema, a leitura da documentação e o estudo do código não sintetizável já existente. Foi possível realizar um </text:span><text:span text:style-name="T7">profiling</text:span><text:span text:style-name="T7"> de que módulos estavam sendo ativados com a execução de um algorítimo simples, através do estudo dos sinais gerados, assim identificando os módulos indispensáveis ao design e que deveriam ser implementados para síntese.</text:span></text:p>
      <text:p text:style-name="P5"><text:span text:style-name="T7"><text:tab/></text:span><text:span text:style-name="T6">Estes foram feitos utilizando a linguagem Verilog HDL.</text:span></text:p>
      <text:p text:style-name="P5"><text:span text:style-name="T6"><text:tab/>O entendimento da documentação do BA22-DE foi essencial, uma vez que esse </text:span><text:span text:style-name="T8">se </text:span><text:span text:style-name="T6">trata de uma caixa</text:span><text:span text:style-name="T9">-</text:span><text:span text:style-name="T6">preta, da qual não temos acesso ao código fonte de seu design.</text:span></text:p>
      <text:p text:style-name="P5"><text:span text:style-name="T6"><text:tab/></text:span><text:span text:style-name="T10">A simulação do sistema também foi de grande utilidade, por ser tanto um ponto de partida como um norteador do sistema final. Simular o sistema também é muito mais rápido do que realizar a síntese para teste em FPGA.</text:span></text:p>
      <text:p text:style-name="P11"/>
      <text:p text:style-name="P11"/>
      <text:p text:style-name="P11"/>
      <text:p text:style-name="P8"><text:soft-page-break/>3. Resultados</text:p>
      <text:p text:style-name="P8"/>
      <text:p text:style-name="P5"><text:span text:style-name="T7"><text:tab/>O sistema foi prototificado na placa de desenvolvimento DE2-115, que possui uma FPGA Altera Cyclone IV E, modelo EP4CE115F29C. </text:span><text:span text:style-name="T10">Foi executado com sucesso o código de teste na placa com FPGA no processador BA22-DE sintetizado com a arquitetura básica proposta.</text:span></text:p>
      <text:p text:style-name="P5"><text:span text:style-name="T10"><text:tab/>O resultado da síntese mostrou que o sistema desenvolvido utiliza </text:span><text:span text:style-name="T11">17.413 elementos lógicos, 3758 registros, 18 pinos, 1.361.984 bits de memória interna, 8 multiplicadores de 9 bits e nenhum PLL.</text:span></text:p>
      <text:p text:style-name="P12"/>
      <text:p text:style-name="P12"/>
      <text:p text:style-name="P12"/>
      <text:p text:style-name="P8">4. Discussão/Conclusão</text:p>
      <text:p text:style-name="P8"/>
      <text:p text:style-name="P5"><text:span text:style-name="T21"><text:tab/>Neste trabalho desenvolveu-se uma arquitetura em hardware para a síntese do processador de embebidos BA22-DE. Optou-se por uma metodologia </text:span><text:span text:style-name="T22">com</text:span><text:span text:style-name="T21"> utilização de um design para simulação para realizar um </text:span><text:span text:style-name="T21">profiling</text:span><text:span text:style-name="T21"> do que seria necessário para o funcionamento do processador. O sistema desenvolvido foi prototificado em uma FPGA. Os resultados mostram que o objetivo foi alcançado.</text:span></text:p>
      <text:p text:style-name="P5"><text:span text:style-name="T12"><text:tab/>Cabe mencionar que este é apenas o primeiro passo para viabilizar a decodificação de áudio AAC em tempo real no processador BA22-DE </text:span><text:span text:style-name="T14">e após isso, substituir o processador NIOS II pelo BA22 para utilizar o processador BA22 como uma solução de </text:span><text:span text:style-name="T14">co-design</text:span><text:span text:style-name="T14"> com o decodificador de áudio AAC.</text:span></text:p>
      <text:p text:style-name="P9"/>
      <text:p text:style-name="P9"/>
      <text:p text:style-name="P13"/>
      <text:p text:style-name="P8">5. Palavras-chave</text:p>
      <text:p text:style-name="Text_20_body"><text:span text:style-name="T17">FPGA; AAC Decoder; </text:span><text:span text:style-name="T18">BA22; </text:span><text:a xlink:type="simple" xlink:href="http://www.cast-inc.com/ip-cores/processors32bit/ba22-de/index.html">Embedded Processor</text:a><text:span text:style-name="T19">; </text:span><text:span text:style-name="T20">RISC</text:span></text:p>
      <text:p text:style-name="P13"/>
      <text:p text:style-name="P13"/>
      <text:p text:style-name="P5"><text:span text:style-name="T1"><text:line-break/></text:span><text:span text:style-name="T16">6. Colaboradores</text:span></text:p>
      <text:p text:style-name="P5"><text:span text:style-name="T12">Renato Coral</text:span><text:span text:style-name="T12"> </text:span><text:span text:style-name="T15">Sampaio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ahoma" svg:font-family="Tahoma, Geneva, sans-serif"/>
    <style:font-face style:name="arial" svg:font-family="arial, sans-serif"/>
    <style:font-face style:name="MS Mincho" svg:font-family="'MS Mincho', 'ＭＳ 明朝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aper_20_title" style:display-name="paper title" style:family="paragraph">
      <style:paragraph-properties fo:margin-top="0cm" fo:margin-bottom="0.212cm" style:contextual-spacing="false" fo:text-align="center" style:justify-single-word="false" fo:orphans="2" fo:widows="2" fo:hyphenation-ladder-count="no-limit"/>
      <style:text-properties style:use-window-font-color="true" style:font-name="Times New Roman" fo:font-size="24pt" fo:language="en" fo:country="US" style:font-name-asian="MS Mincho" style:font-size-asian="24pt" style:language-asian="pt" style:country-asian="BR" style:font-name-complex="Times New Roman" style:font-size-complex="24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ract" style:family="paragraph">
      <style:paragraph-properties fo:margin-top="0cm" fo:margin-bottom="0.353cm" style:contextual-spacing="false" fo:text-align="justify" style:justify-single-word="false" fo:orphans="2" fo:widows="2" fo:hyphenation-ladder-count="no-limit"/>
      <style:text-properties style:use-window-font-color="true" style:font-name="Times New Roman" fo:font-size="9pt" fo:language="en" fo:country="US" fo:font-weight="bold" style:font-name-asian="SimSun1" style:font-size-asian="9pt" style:language-asian="zh" style:country-asian="CN" style:font-weight-asian="bold" style:font-name-complex="Times New Roman" style:font-size-complex="9pt" style:language-complex="ar" style:country-complex="SA" style:font-weight-complex="bold" fo:hyphenate="false" fo:hyphenation-remain-char-count="2" fo:hyphenation-push-char-count="2"/>
    </style:style>
    <style:style style:name="Affiliation" style:family="paragraph">
      <style:paragraph-properties fo:text-align="center" style:justify-single-word="false" fo:orphans="2" fo:widows="2" fo:hyphenation-ladder-count="no-limit"/>
      <style:text-properties style:use-window-font-color="true" style:font-name="Times New Roman" fo:font-size="10pt" fo:language="en" fo:country="US" style:font-name-asian="SimSun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2T17:54:57.56</meta:creation-date>
    <dc:date>2013-07-25T00:40:34.02</dc:date>
    <meta:editing-duration>P1DT8H38M33S</meta:editing-duration>
    <meta:editing-cycles>7</meta:editing-cycles>
    <meta:generator>LibreOffice/4.0.0.3$Windows_x86 LibreOffice_project/7545bee9c2a0782548772a21bc84a9dcc583b89</meta:generator>
    <meta:document-statistic meta:table-count="0" meta:image-count="0" meta:object-count="0" meta:page-count="2" meta:paragraph-count="29" meta:word-count="497" meta:character-count="3228" meta:non-whitespace-character-count="2747"/>
  </office:meta>
</office:document-meta>
</file>